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edforward" table:style-name="ta1">
        <table:table-column table:style-name="co1" table:number-columns-repeated="5" table:default-cell-style-name="Default"/>
        <table:table-row table:style-name="ro1">
          <table:table-cell/>
          <table:table-cell table:number-columns-repeated="4" office:value-type="string" calcext:value-type="string">
            <text:p>train normal</text:p>
          </table:table-cell>
        </table:table-row>
        <table:table-row table:style-name="ro1">
          <table:table-cell office:value-type="string" calcext:value-type="string">
            <text:p>num_env</text:p>
          </table:table-cell>
          <table:table-cell office:value-type="string" calcext:value-type="string">
            <text:p>test normal</text:p>
          </table:table-cell>
          <table:table-cell office:value-type="string" calcext:value-type="string">
            <text:p>test small</text:p>
          </table:table-cell>
          <table:table-cell office:value-type="string" calcext:value-type="string">
            <text:p>test tiltL</text:p>
          </table:table-cell>
          <table:table-cell office:value-type="string" calcext:value-type="string">
            <text:p>test til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.732604980469" calcext:value-type="float">
            <text:p>199.73260498046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7.877426147461" calcext:value-type="float">
            <text:p>187.87742614746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2.762283325195" calcext:value-type="float">
            <text:p>192.76228332519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2.084350585938" calcext:value-type="float">
            <text:p>182.08435058593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7.509475708008" calcext:value-type="float">
            <text:p>197.50947570800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.663101196289" calcext:value-type="float">
            <text:p>200.66310119628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.788543701172" calcext:value-type="float">
            <text:p>200.78854370117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.625015258789" calcext:value-type="float">
            <text:p>196.62501525878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4.128646850586" calcext:value-type="float">
            <text:p>214.1286468505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3.326370239258" calcext:value-type="float">
            <text:p>193.32637023925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8.057327270508" calcext:value-type="float">
            <text:p>148.05732727050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9.119171142578" calcext:value-type="float">
            <text:p>219.11917114257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4.194244384766" calcext:value-type="float">
            <text:p>194.19424438476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2.604904174805" calcext:value-type="float">
            <text:p>162.60490417480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.132446289062" calcext:value-type="float">
            <text:p>200.13244628906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2.708786010742" calcext:value-type="float">
            <text:p>212.70878601074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5.643280029297" calcext:value-type="float">
            <text:p>205.64328002929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0.795791625977" calcext:value-type="float">
            <text:p>190.79579162597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6.964859008789" calcext:value-type="float">
            <text:p>206.96485900878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2.070739746094" calcext:value-type="float">
            <text:p>212.07073974609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.612930297852" calcext:value-type="float">
            <text:p>201.61293029785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7.253723144531" calcext:value-type="float">
            <text:p>207.25372314453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2.90885925293" calcext:value-type="float">
            <text:p>202.9088592529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.493713378906" calcext:value-type="float">
            <text:p>151.49371337890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8.694473266602" calcext:value-type="float">
            <text:p>208.69447326660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2.239227294922" calcext:value-type="float">
            <text:p>212.23922729492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7.197113037109" calcext:value-type="float">
            <text:p>207.19711303710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0.426345825195" calcext:value-type="float">
            <text:p>190.42634582519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5.280380249023" calcext:value-type="float">
            <text:p>205.28038024902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2.732940673828" calcext:value-type="float">
            <text:p>182.73294067382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3.690826416016" calcext:value-type="float">
            <text:p>193.69082641601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2.03581237793" calcext:value-type="float">
            <text:p>192.0358123779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8.196624755859" calcext:value-type="float">
            <text:p>188.19662475585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.423889160156" calcext:value-type="float">
            <text:p>201.42388916015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8.85725402832" calcext:value-type="float">
            <text:p>178.8572540283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6.327728271484" calcext:value-type="float">
            <text:p>176.32772827148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0.591583251953" calcext:value-type="float">
            <text:p>210.59158325195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2.991973876953" calcext:value-type="float">
            <text:p>202.99197387695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0.805648803711" calcext:value-type="float">
            <text:p>200.80564880371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5.33349609375" calcext:value-type="float">
            <text:p>175.3334960937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8.727249145508" calcext:value-type="float">
            <text:p>208.72724914550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7.747024536133" calcext:value-type="float">
            <text:p>187.7470245361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4.033432006836" calcext:value-type="float">
            <text:p>184.03343200683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0.075531005859" calcext:value-type="float">
            <text:p>200.07553100585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3.492553710937" calcext:value-type="float">
            <text:p>203.49255371093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3.116729736328" calcext:value-type="float">
            <text:p>213.116729736328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9.134384155273" calcext:value-type="float">
            <text:p>199.13438415527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.163955688477" calcext:value-type="float">
            <text:p>201.16395568847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6.649108886719" calcext:value-type="float">
            <text:p>206.64910888671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4.364334106445" calcext:value-type="float">
            <text:p>204.36433410644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4.741165161133" calcext:value-type="float">
            <text:p>214.74116516113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.485458374023" calcext:value-type="float">
            <text:p>201.48545837402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0.208114624023" calcext:value-type="float">
            <text:p>200.20811462402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5.101791381836" calcext:value-type="float">
            <text:p>195.10179138183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7.409362792969" calcext:value-type="float">
            <text:p>207.40936279296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2.057235717773" calcext:value-type="float">
            <text:p>192.05723571777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0.754913330078" calcext:value-type="float">
            <text:p>210.75491333007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7.06575012207" calcext:value-type="float">
            <text:p>197.0657501220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8.070922851563" calcext:value-type="float">
            <text:p>198.07092285156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3.659973144531" calcext:value-type="float">
            <text:p>203.65997314453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1.040542602539" calcext:value-type="float">
            <text:p>191.040542602539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5.804321289063" calcext:value-type="float">
            <text:p>195.80432128906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2.841186523437" calcext:value-type="float">
            <text:p>202.841186523437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5.922027587891" calcext:value-type="float">
            <text:p>205.92202758789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1.223739624023" calcext:value-type="float">
            <text:p>191.22373962402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0.44612121582" calcext:value-type="float">
            <text:p>210.4461212158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5.96012878418" calcext:value-type="float">
            <text:p>195.9601287841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4.892791748047" calcext:value-type="float">
            <text:p>194.892791748047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3.5458984375" calcext:value-type="float">
            <text:p>193.545898437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6.471450805664" calcext:value-type="float">
            <text:p>206.47145080566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4.477630615234" calcext:value-type="float">
            <text:p>184.47763061523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1.205368041992" calcext:value-type="float">
            <text:p>171.20536804199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5.729873657227" calcext:value-type="float">
            <text:p>135.72987365722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6.366073608398" calcext:value-type="float">
            <text:p>196.36607360839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3.534210205078" calcext:value-type="float">
            <text:p>203.53421020507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9.250823974609" calcext:value-type="float">
            <text:p>179.250823974609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3.081008911133" calcext:value-type="float">
            <text:p>203.08100891113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9.19563293457" calcext:value-type="float">
            <text:p>209.19563293457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6.446792602539" calcext:value-type="float">
            <text:p>196.44679260253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8.159439086914" calcext:value-type="float">
            <text:p>178.15943908691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2.330444335937" calcext:value-type="float">
            <text:p>202.33044433593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4.678894042969" calcext:value-type="float">
            <text:p>164.67889404296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4.07698059082" calcext:value-type="float">
            <text:p>204.0769805908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0.667587280273" calcext:value-type="float">
            <text:p>160.667587280273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4.229461669922" calcext:value-type="float">
            <text:p>174.22946166992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9.217590332031" calcext:value-type="float">
            <text:p>199.21759033203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1.679718017578" calcext:value-type="float">
            <text:p>191.67971801757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8.851623535156" calcext:value-type="float">
            <text:p>198.851623535156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5.154403686523" calcext:value-type="float">
            <text:p>185.15440368652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9.394515991211" calcext:value-type="float">
            <text:p>199.39451599121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7.268997192383" calcext:value-type="float">
            <text:p>207.26899719238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1.944229125977" calcext:value-type="float">
            <text:p>211.944229125977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9.726531982422" calcext:value-type="float">
            <text:p>209.72653198242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3.694519042969" calcext:value-type="float">
            <text:p>163.69451904296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7.685455322266" calcext:value-type="float">
            <text:p>177.68545532226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9.769989013672" calcext:value-type="float">
            <text:p>199.76998901367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.124374389648" calcext:value-type="float">
            <text:p>144.12437438964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6.027206420898" calcext:value-type="float">
            <text:p>206.02720642089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1.626083374023" calcext:value-type="float">
            <text:p>191.62608337402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3.712341308594" calcext:value-type="float">
            <text:p>203.71234130859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8.705322265625" calcext:value-type="float">
            <text:p>188.70532226562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5.429534912109" calcext:value-type="float">
            <text:p>205.429534912109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1.387878417969" calcext:value-type="float">
            <text:p>221.387878417969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8.205032348633" calcext:value-type="float">
            <text:p>198.205032348633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8.982131958008" calcext:value-type="float">
            <text:p>198.98213195800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3.533157348633" calcext:value-type="float">
            <text:p>193.533157348633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1.528091430664" calcext:value-type="float">
            <text:p>211.528091430664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1.040878295898" calcext:value-type="float">
            <text:p>201.04087829589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2.099273681641" calcext:value-type="float">
            <text:p>192.09927368164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7.968185424805" calcext:value-type="float">
            <text:p>207.96818542480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9.44938659668" calcext:value-type="float">
            <text:p>159.44938659668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7.551254272461" calcext:value-type="float">
            <text:p>207.55125427246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4.605224609375" calcext:value-type="float">
            <text:p>204.60522460937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11.21159362793" calcext:value-type="float">
            <text:p>211.21159362793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9.032806396484" calcext:value-type="float">
            <text:p>209.032806396484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11.600616455078" calcext:value-type="float">
            <text:p>211.600616455078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6.114685058594" calcext:value-type="float">
            <text:p>136.114685058594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8.694717407227" calcext:value-type="float">
            <text:p>138.694717407227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7.533020019531" calcext:value-type="float">
            <text:p>177.53302001953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6.159088134766" calcext:value-type="float">
            <text:p>186.159088134766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2.303649902344" calcext:value-type="float">
            <text:p>182.303649902344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9.402328491211" calcext:value-type="float">
            <text:p>209.40232849121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0.299499511719" calcext:value-type="float">
            <text:p>180.29949951171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4.236572265625" calcext:value-type="float">
            <text:p>184.23657226562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95.366622924805" calcext:value-type="float">
            <text:p>195.36662292480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93.092514038086" calcext:value-type="float">
            <text:p>193.092514038086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2.735748291016" calcext:value-type="float">
            <text:p>202.73574829101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4.402557373047" calcext:value-type="float">
            <text:p>214.402557373047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0.838851928711" calcext:value-type="float">
            <text:p>200.83885192871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1.391822814941" calcext:value-type="float">
            <text:p>101.39182281494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8.115112304688" calcext:value-type="float">
            <text:p>198.115112304688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9.138824462891" calcext:value-type="float">
            <text:p>199.13882446289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2.715484619141" calcext:value-type="float">
            <text:p>192.71548461914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2.690002441406" calcext:value-type="float">
            <text:p>202.690002441406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3.713623046875" calcext:value-type="float">
            <text:p>203.71362304687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8.547775268555" calcext:value-type="float">
            <text:p>208.547775268555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9.291015625" calcext:value-type="float">
            <text:p>199.291015625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5.604522705078" calcext:value-type="float">
            <text:p>205.604522705078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6.537506103516" calcext:value-type="float">
            <text:p>206.537506103516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9.543518066406" calcext:value-type="float">
            <text:p>189.543518066406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4.317779541016" calcext:value-type="float">
            <text:p>174.31777954101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5.302810668945" calcext:value-type="float">
            <text:p>195.302810668945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12.943740844727" calcext:value-type="float">
            <text:p>212.94374084472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8.272354125977" calcext:value-type="float">
            <text:p>188.272354125977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6.68701171875" calcext:value-type="float">
            <text:p>156.68701171875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2.842208862305" calcext:value-type="float">
            <text:p>192.84220886230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4.400329589844" calcext:value-type="float">
            <text:p>194.400329589844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5.633056640625" calcext:value-type="float">
            <text:p>195.63305664062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6.615524291992" calcext:value-type="float">
            <text:p>196.61552429199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6.516738891602" calcext:value-type="float">
            <text:p>196.516738891602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8.814315795898" calcext:value-type="float">
            <text:p>208.814315795898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7.574417114258" calcext:value-type="float">
            <text:p>207.574417114258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5.68424987793" calcext:value-type="float">
            <text:p>205.68424987793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1.375839233398" calcext:value-type="float">
            <text:p>201.375839233398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8.884963989258" calcext:value-type="float">
            <text:p>188.88496398925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12.183807373047" calcext:value-type="float">
            <text:p>212.18380737304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9.362579345703" calcext:value-type="float">
            <text:p>179.362579345703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5.417037963867" calcext:value-type="float">
            <text:p>205.417037963867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8.615493774414" calcext:value-type="float">
            <text:p>198.615493774414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4.921722412109" calcext:value-type="float">
            <text:p>184.921722412109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3.193435668945" calcext:value-type="float">
            <text:p>203.193435668945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9.840927124023" calcext:value-type="float">
            <text:p>199.840927124023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8.820617675781" calcext:value-type="float">
            <text:p>178.82061767578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6.525726318359" calcext:value-type="float">
            <text:p>206.525726318359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3.294372558594" calcext:value-type="float">
            <text:p>203.294372558594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2.953094482422" calcext:value-type="float">
            <text:p>202.953094482422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4.765808105469" calcext:value-type="float">
            <text:p>184.765808105469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90.42887878418" calcext:value-type="float">
            <text:p>190.4288787841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90.06217956543" calcext:value-type="float">
            <text:p>190.0621795654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7.939895629883" calcext:value-type="float">
            <text:p>197.939895629883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8.042724609375" calcext:value-type="float">
            <text:p>188.042724609375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9.536056518555" calcext:value-type="float">
            <text:p>179.53605651855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9.752914428711" calcext:value-type="float">
            <text:p>209.752914428711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0.976928710938" calcext:value-type="float">
            <text:p>190.976928710938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9.680206298828" calcext:value-type="float">
            <text:p>209.680206298828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0.413681030273" calcext:value-type="float">
            <text:p>200.413681030273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4.244110107422" calcext:value-type="float">
            <text:p>204.244110107422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12.191314697266" calcext:value-type="float">
            <text:p>212.191314697266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10.135330200195" calcext:value-type="float">
            <text:p>210.13533020019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6.197280883789" calcext:value-type="float">
            <text:p>186.197280883789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4.552917480469" calcext:value-type="float">
            <text:p>204.552917480469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4.692199707031" calcext:value-type="float">
            <text:p>164.69219970703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1.340667724609" calcext:value-type="float">
            <text:p>171.340667724609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2.144561767578" calcext:value-type="float">
            <text:p>202.14456176757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4.503082275391" calcext:value-type="float">
            <text:p>204.50308227539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5.020217895508" calcext:value-type="float">
            <text:p>205.020217895508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10.668014526367" calcext:value-type="float">
            <text:p>210.668014526367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4.525543212891" calcext:value-type="float">
            <text:p>194.525543212891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0.515151977539" calcext:value-type="float">
            <text:p>200.515151977539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.336883544922" calcext:value-type="float">
            <text:p>189.336883544922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6.642791748047" calcext:value-type="float">
            <text:p>216.642791748047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.397125244141" calcext:value-type="float">
            <text:p>145.39712524414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6.12873840332" calcext:value-type="float">
            <text:p>166.12873840332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70.758728027344" calcext:value-type="float">
            <text:p>170.758728027344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5.780822753906" calcext:value-type="float">
            <text:p>195.780822753906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0.811096191406" calcext:value-type="float">
            <text:p>210.811096191406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3.063980102539" calcext:value-type="float">
            <text:p>203.063980102539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5.122253417969" calcext:value-type="float">
            <text:p>175.122253417969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4.117965698242" calcext:value-type="float">
            <text:p>204.11796569824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7.237060546875" calcext:value-type="float">
            <text:p>197.237060546875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.174621582031" calcext:value-type="float">
            <text:p>200.17462158203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3.71940612793" calcext:value-type="float">
            <text:p>193.71940612793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4.964080810547" calcext:value-type="float">
            <text:p>214.964080810547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2.24885559082" calcext:value-type="float">
            <text:p>202.24885559082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9.028900146484" calcext:value-type="float">
            <text:p>199.028900146484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80.587982177734" calcext:value-type="float">
            <text:p>180.587982177734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6.944641113281" calcext:value-type="float">
            <text:p>196.94464111328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0.551788330078" calcext:value-type="float">
            <text:p>200.551788330078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0.294952392578" calcext:value-type="float">
            <text:p>200.294952392578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3.540161132812" calcext:value-type="float">
            <text:p>203.540161132812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4.547088623047" calcext:value-type="float">
            <text:p>204.547088623047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0.965591430664" calcext:value-type="float">
            <text:p>210.965591430664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80.316787719727" calcext:value-type="float">
            <text:p>180.316787719727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4.967651367188" calcext:value-type="float">
            <text:p>214.967651367188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7.596145629883" calcext:value-type="float">
            <text:p>197.596145629883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97.269500732422" calcext:value-type="float">
            <text:p>197.269500732422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84.842987060547" calcext:value-type="float">
            <text:p>184.842987060547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.848983764648" calcext:value-type="float">
            <text:p>208.848983764648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4.405181884766" calcext:value-type="float">
            <text:p>214.405181884766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94.121627807617" calcext:value-type="float">
            <text:p>194.121627807617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3.688385009766" calcext:value-type="float">
            <text:p>203.688385009766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0.840148925781" calcext:value-type="float">
            <text:p>200.84014892578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6.189682006836" calcext:value-type="float">
            <text:p>206.189682006836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85.043853759766" calcext:value-type="float">
            <text:p>185.043853759766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2.266662597656" calcext:value-type="float">
            <text:p>202.266662597656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92.251312255859" calcext:value-type="float">
            <text:p>192.251312255859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83.825485229492" calcext:value-type="float">
            <text:p>183.825485229492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13.842056274414" calcext:value-type="float">
            <text:p>213.842056274414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99.421615600586" calcext:value-type="float">
            <text:p>199.421615600586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15.0439453125" calcext:value-type="float">
            <text:p>215.0439453125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0.261734008789" calcext:value-type="float">
            <text:p>210.261734008789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2.990142822266" calcext:value-type="float">
            <text:p>202.990142822266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90.941375732422" calcext:value-type="float">
            <text:p>190.941375732422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6.553024291992" calcext:value-type="float">
            <text:p>196.553024291992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5.364929199219" calcext:value-type="float">
            <text:p>205.364929199219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0.606292724609" calcext:value-type="float">
            <text:p>210.606292724609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97.166641235352" calcext:value-type="float">
            <text:p>197.166641235352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94.254241943359" calcext:value-type="float">
            <text:p>194.254241943359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77.15495300293" calcext:value-type="float">
            <text:p>177.15495300293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76.911514282227" calcext:value-type="float">
            <text:p>176.911514282227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83.381713867188" calcext:value-type="float">
            <text:p>183.381713867188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71.799591064453" calcext:value-type="float">
            <text:p>171.799591064453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77.122985839844" calcext:value-type="float">
            <text:p>177.122985839844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5.273040771484" calcext:value-type="float">
            <text:p>195.273040771484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0.688690185547" calcext:value-type="float">
            <text:p>200.688690185547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0.082107543945" calcext:value-type="float">
            <text:p>200.082107543945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88.784439086914" calcext:value-type="float">
            <text:p>188.784439086914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95.806900024414" calcext:value-type="float">
            <text:p>195.806900024414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89.510925292969" calcext:value-type="float">
            <text:p>189.510925292969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9.608581542969" calcext:value-type="float">
            <text:p>189.60858154296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71.434844970703" calcext:value-type="float">
            <text:p>171.434844970703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3.550506591797" calcext:value-type="float">
            <text:p>203.550506591797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4.538726806641" calcext:value-type="float">
            <text:p>204.53872680664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96.011260986328" calcext:value-type="float">
            <text:p>196.011260986328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7.800445556641" calcext:value-type="float">
            <text:p>187.80044555664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9.416717529297" calcext:value-type="float">
            <text:p>209.416717529297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10.734649658203" calcext:value-type="float">
            <text:p>210.734649658203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8.923919677734" calcext:value-type="float">
            <text:p>208.923919677734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86.275329589844" calcext:value-type="float">
            <text:p>186.275329589844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2.331939697266" calcext:value-type="float">
            <text:p>172.33193969726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3.957000732422" calcext:value-type="float">
            <text:p>163.957000732422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6.273300170898" calcext:value-type="float">
            <text:p>206.273300170898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2.857528686523" calcext:value-type="float">
            <text:p>192.8575286865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92.691619873047" calcext:value-type="float">
            <text:p>192.691619873047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90.887847900391" calcext:value-type="float">
            <text:p>190.887847900391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0.821929931641" calcext:value-type="float">
            <text:p>200.821929931641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3.949005126953" calcext:value-type="float">
            <text:p>193.949005126953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13.992736816406" calcext:value-type="float">
            <text:p>213.992736816406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62.379318237305" calcext:value-type="float">
            <text:p>162.379318237305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7.412384033203" calcext:value-type="float">
            <text:p>177.412384033203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89.273590087891" calcext:value-type="float">
            <text:p>189.27359008789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08.789505004883" calcext:value-type="float">
            <text:p>208.789505004883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95.328521728516" calcext:value-type="float">
            <text:p>195.328521728516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93.052215576172" calcext:value-type="float">
            <text:p>193.052215576172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1.445343017578" calcext:value-type="float">
            <text:p>131.445343017578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89.62272644043" calcext:value-type="float">
            <text:p>189.62272644043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08.35954284668" calcext:value-type="float">
            <text:p>208.35954284668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98.583084106445" calcext:value-type="float">
            <text:p>198.583084106445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94.673156738281" calcext:value-type="float">
            <text:p>194.673156738281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6.671524047852" calcext:value-type="float">
            <text:p>196.67152404785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2.087844848633" calcext:value-type="float">
            <text:p>202.087844848633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79.726211547852" calcext:value-type="float">
            <text:p>179.726211547852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77.146911621094" calcext:value-type="float">
            <text:p>177.146911621094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97.131332397461" calcext:value-type="float">
            <text:p>197.13133239746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19.504348754883" calcext:value-type="float">
            <text:p>219.504348754883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50.710342407227" calcext:value-type="float">
            <text:p>150.710342407227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2.55192565918" calcext:value-type="float">
            <text:p>202.55192565918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4.2353515625" calcext:value-type="float">
            <text:p>174.2353515625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12.513549804687" calcext:value-type="float">
            <text:p>212.513549804687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5.976898193359" calcext:value-type="float">
            <text:p>205.976898193359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90.905975341797" calcext:value-type="float">
            <text:p>190.905975341797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7.297180175781" calcext:value-type="float">
            <text:p>197.297180175781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18.167602539062" calcext:value-type="float">
            <text:p>218.167602539062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93.27946472168" calcext:value-type="float">
            <text:p>193.27946472168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62.544769287109" calcext:value-type="float">
            <text:p>162.544769287109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3.441360473633" calcext:value-type="float">
            <text:p>203.441360473633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1.427276611328" calcext:value-type="float">
            <text:p>201.427276611328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88.594421386719" calcext:value-type="float">
            <text:p>188.594421386719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93.385116577148" calcext:value-type="float">
            <text:p>193.38511657714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0.390197753906" calcext:value-type="float">
            <text:p>190.390197753906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6.148559570313" calcext:value-type="float">
            <text:p>176.148559570313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62.066909790039" calcext:value-type="float">
            <text:p>162.066909790039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87.679168701172" calcext:value-type="float">
            <text:p>187.679168701172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9.059539794922" calcext:value-type="float">
            <text:p>209.05953979492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4.316665649414" calcext:value-type="float">
            <text:p>194.31666564941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83.650543212891" calcext:value-type="float">
            <text:p>183.65054321289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5.925964355469" calcext:value-type="float">
            <text:p>205.9259643554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96.42822265625" calcext:value-type="float">
            <text:p>196.42822265625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94.122436523438" calcext:value-type="float">
            <text:p>194.122436523438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88.082229614258" calcext:value-type="float">
            <text:p>188.08222961425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8.045303344727" calcext:value-type="float">
            <text:p>208.04530334472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0.951736450195" calcext:value-type="float">
            <text:p>200.951736450195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80.478561401367" calcext:value-type="float">
            <text:p>180.478561401367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1.071136474609" calcext:value-type="float">
            <text:p>201.071136474609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4.158981323242" calcext:value-type="float">
            <text:p>204.158981323242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1.672271728516" calcext:value-type="float">
            <text:p>201.672271728516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1.09375" calcext:value-type="float">
            <text:p>191.0937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6.723663330078" calcext:value-type="float">
            <text:p>206.72366333007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4.281677246094" calcext:value-type="float">
            <text:p>204.281677246094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8.620300292969" calcext:value-type="float">
            <text:p>208.620300292969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5.482299804687" calcext:value-type="float">
            <text:p>205.482299804687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6.967269897461" calcext:value-type="float">
            <text:p>206.967269897461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14.272979736328" calcext:value-type="float">
            <text:p>214.27297973632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66.881896972656" calcext:value-type="float">
            <text:p>166.881896972656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7.027938842773" calcext:value-type="float">
            <text:p>207.027938842773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4.474868774414" calcext:value-type="float">
            <text:p>204.474868774414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98.250961303711" calcext:value-type="float">
            <text:p>198.25096130371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88.402252197266" calcext:value-type="float">
            <text:p>188.402252197266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5.883728027344" calcext:value-type="float">
            <text:p>205.88372802734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91.829177856445" calcext:value-type="float">
            <text:p>191.829177856445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87.116683959961" calcext:value-type="float">
            <text:p>187.11668395996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66.325180053711" calcext:value-type="float">
            <text:p>166.32518005371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11.772430419922" calcext:value-type="float">
            <text:p>211.772430419922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89.645217895508" calcext:value-type="float">
            <text:p>189.645217895508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4.523208618164" calcext:value-type="float">
            <text:p>204.523208618164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90.11897277832" calcext:value-type="float">
            <text:p>190.11897277832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92.418350219727" calcext:value-type="float">
            <text:p>192.418350219727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75.984146118164" calcext:value-type="float">
            <text:p>175.984146118164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95.491195678711" calcext:value-type="float">
            <text:p>195.49119567871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9.830978393555" calcext:value-type="float">
            <text:p>199.830978393555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2.947952270508" calcext:value-type="float">
            <text:p>202.947952270508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97.777984619141" calcext:value-type="float">
            <text:p>197.77798461914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9.708572387695" calcext:value-type="float">
            <text:p>209.708572387695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0.494476318359" calcext:value-type="float">
            <text:p>190.494476318359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4.33430480957" calcext:value-type="float">
            <text:p>194.33430480957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83.451324462891" calcext:value-type="float">
            <text:p>183.45132446289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3.054946899414" calcext:value-type="float">
            <text:p>203.05494689941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2.164443969727" calcext:value-type="float">
            <text:p>202.164443969727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4.630187988281" calcext:value-type="float">
            <text:p>204.63018798828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6.500930786133" calcext:value-type="float">
            <text:p>206.500930786133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88.454116821289" calcext:value-type="float">
            <text:p>188.454116821289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8.501724243164" calcext:value-type="float">
            <text:p>208.501724243164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02.767028808594" calcext:value-type="float">
            <text:p>202.767028808594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5.729675292969" calcext:value-type="float">
            <text:p>205.72967529296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2.936111450195" calcext:value-type="float">
            <text:p>202.93611145019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85.233779907227" calcext:value-type="float">
            <text:p>185.233779907227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95.986938476563" calcext:value-type="float">
            <text:p>195.986938476563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10.466842651367" calcext:value-type="float">
            <text:p>210.46684265136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11.945495605469" calcext:value-type="float">
            <text:p>211.94549560546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9.719650268555" calcext:value-type="float">
            <text:p>169.719650268555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1.558807373047" calcext:value-type="float">
            <text:p>201.558807373047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6.75341796875" calcext:value-type="float">
            <text:p>206.7534179687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01.342132568359" calcext:value-type="float">
            <text:p>201.342132568359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04.975494384766" calcext:value-type="float">
            <text:p>204.975494384766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6.661270141602" calcext:value-type="float">
            <text:p>216.661270141602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79.345413208008" calcext:value-type="float">
            <text:p>179.345413208008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0.705703735352" calcext:value-type="float">
            <text:p>200.705703735352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95.286911010742" calcext:value-type="float">
            <text:p>195.286911010742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91.410171508789" calcext:value-type="float">
            <text:p>191.410171508789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4.420257568359" calcext:value-type="float">
            <text:p>204.420257568359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86.549072265625" calcext:value-type="float">
            <text:p>186.54907226562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90.211303710938" calcext:value-type="float">
            <text:p>190.211303710938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2.53483581543" calcext:value-type="float">
            <text:p>202.53483581543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89.214828491211" calcext:value-type="float">
            <text:p>189.21482849121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06.324127197266" calcext:value-type="float">
            <text:p>206.32412719726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85.412033081055" calcext:value-type="float">
            <text:p>185.412033081055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09.725402832031" calcext:value-type="float">
            <text:p>209.725402832031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96.632400512695" calcext:value-type="float">
            <text:p>196.63240051269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86.475936889648" calcext:value-type="float">
            <text:p>186.475936889648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2.587951660156" calcext:value-type="float">
            <text:p>202.587951660156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8.708831787109" calcext:value-type="float">
            <text:p>228.708831787109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0.159317016602" calcext:value-type="float">
            <text:p>200.15931701660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80.545989990234" calcext:value-type="float">
            <text:p>180.54598999023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12.807174682617" calcext:value-type="float">
            <text:p>212.807174682617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76.694915771484" calcext:value-type="float">
            <text:p>176.694915771484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73.700134277344" calcext:value-type="float">
            <text:p>173.700134277344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99.426864624023" calcext:value-type="float">
            <text:p>199.426864624023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95.406158447266" calcext:value-type="float">
            <text:p>195.406158447266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01.408096313477" calcext:value-type="float">
            <text:p>201.408096313477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09.865051269531" calcext:value-type="float">
            <text:p>209.865051269531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01.372268676758" calcext:value-type="float">
            <text:p>201.372268676758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84.054901123047" calcext:value-type="float">
            <text:p>184.054901123047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15.048500061035" calcext:value-type="float">
            <text:p>115.048500061035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74.460983276367" calcext:value-type="float">
            <text:p>174.460983276367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6.493179321289" calcext:value-type="float">
            <text:p>206.493179321289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11.492111206055" calcext:value-type="float">
            <text:p>211.492111206055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6.495223999023" calcext:value-type="float">
            <text:p>196.495223999023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99.168365478516" calcext:value-type="float">
            <text:p>199.168365478516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5.483169555664" calcext:value-type="float">
            <text:p>205.48316955566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.471664428711" calcext:value-type="float">
            <text:p>201.471664428711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3.690200805664" calcext:value-type="float">
            <text:p>173.69020080566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65.245910644531" calcext:value-type="float">
            <text:p>165.24591064453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99.677764892578" calcext:value-type="float">
            <text:p>199.67776489257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55.269195556641" calcext:value-type="float">
            <text:p>155.26919555664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3.808303833008" calcext:value-type="float">
            <text:p>203.808303833008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90.894744873047" calcext:value-type="float">
            <text:p>190.894744873047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1.610122680664" calcext:value-type="float">
            <text:p>201.61012268066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73.874771118164" calcext:value-type="float">
            <text:p>173.874771118164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5.252960205078" calcext:value-type="float">
            <text:p>205.252960205078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92.286544799805" calcext:value-type="float">
            <text:p>192.286544799805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81.308380126953" calcext:value-type="float">
            <text:p>181.308380126953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99.835372924805" calcext:value-type="float">
            <text:p>199.835372924805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94.432662963867" calcext:value-type="float">
            <text:p>194.432662963867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10.976699829102" calcext:value-type="float">
            <text:p>210.976699829102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.955062866211" calcext:value-type="float">
            <text:p>145.95506286621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93.185974121094" calcext:value-type="float">
            <text:p>193.185974121094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13.586151123047" calcext:value-type="float">
            <text:p>213.586151123047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89.554580688477" calcext:value-type="float">
            <text:p>189.554580688477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74.991409301758" calcext:value-type="float">
            <text:p>174.991409301758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3.748504638672" calcext:value-type="float">
            <text:p>203.748504638672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14.966598510742" calcext:value-type="float">
            <text:p>214.966598510742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04.071228027344" calcext:value-type="float">
            <text:p>204.071228027344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17.565200805664" calcext:value-type="float">
            <text:p>217.565200805664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92.105163574219" calcext:value-type="float">
            <text:p>192.10516357421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67.148071289063" calcext:value-type="float">
            <text:p>167.148071289063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9.614486694336" calcext:value-type="float">
            <text:p>209.614486694336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87.145660400391" calcext:value-type="float">
            <text:p>187.14566040039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16.382568359375" calcext:value-type="float">
            <text:p>216.38256835937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79.903427124023" calcext:value-type="float">
            <text:p>179.903427124023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9.01774597168" calcext:value-type="float">
            <text:p>199.0177459716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91.401763916016" calcext:value-type="float">
            <text:p>191.401763916016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11.586563110352" calcext:value-type="float">
            <text:p>211.586563110352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0.750305175781" calcext:value-type="float">
            <text:p>200.750305175781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1.595108032227" calcext:value-type="float">
            <text:p>201.595108032227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73.167739868164" calcext:value-type="float">
            <text:p>173.167739868164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00.08317565918" calcext:value-type="float">
            <text:p>200.08317565918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2.451538085938" calcext:value-type="float">
            <text:p>202.45153808593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75.126373291016" calcext:value-type="float">
            <text:p>175.126373291016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89.462875366211" calcext:value-type="float">
            <text:p>189.46287536621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2.920715332031" calcext:value-type="float">
            <text:p>142.92071533203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77.40803527832" calcext:value-type="float">
            <text:p>177.40803527832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06.416061401367" calcext:value-type="float">
            <text:p>206.416061401367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87.950317382813" calcext:value-type="float">
            <text:p>187.950317382813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09.191787719727" calcext:value-type="float">
            <text:p>209.19178771972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95.971664428711" calcext:value-type="float">
            <text:p>195.971664428711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98.591705322266" calcext:value-type="float">
            <text:p>198.591705322266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7.320922851563" calcext:value-type="float">
            <text:p>197.320922851563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3.384780883789" calcext:value-type="float">
            <text:p>193.384780883789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88.55891418457" calcext:value-type="float">
            <text:p>188.55891418457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5.723083496094" calcext:value-type="float">
            <text:p>205.723083496094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1.380676269531" calcext:value-type="float">
            <text:p>201.380676269531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1.103729248047" calcext:value-type="float">
            <text:p>201.103729248047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14.525390625" calcext:value-type="float">
            <text:p>214.525390625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3.25700378418" calcext:value-type="float">
            <text:p>203.25700378418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07.526718139648" calcext:value-type="float">
            <text:p>207.526718139648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1.29133605957" calcext:value-type="float">
            <text:p>201.29133605957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2.756820678711" calcext:value-type="float">
            <text:p>202.75682067871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7.021408081055" calcext:value-type="float">
            <text:p>197.02140808105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05.180465698242" calcext:value-type="float">
            <text:p>205.180465698242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1.689727783203" calcext:value-type="float">
            <text:p>191.689727783203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94.56282043457" calcext:value-type="float">
            <text:p>194.56282043457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3.834747314453" calcext:value-type="float">
            <text:p>203.834747314453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04.952026367187" calcext:value-type="float">
            <text:p>204.952026367187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11.28498840332" calcext:value-type="float">
            <text:p>211.28498840332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08.106140136719" calcext:value-type="float">
            <text:p>208.106140136719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69.822555541992" calcext:value-type="float">
            <text:p>169.822555541992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96.732177734375" calcext:value-type="float">
            <text:p>196.732177734375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69.323776245117" calcext:value-type="float">
            <text:p>169.323776245117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4.183822631836" calcext:value-type="float">
            <text:p>204.183822631836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68.107849121094" calcext:value-type="float">
            <text:p>168.107849121094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08.347869873047" calcext:value-type="float">
            <text:p>208.347869873047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91.132339477539" calcext:value-type="float">
            <text:p>191.132339477539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99.63166809082" calcext:value-type="float">
            <text:p>199.63166809082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90.453475952148" calcext:value-type="float">
            <text:p>190.453475952148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4.560409545898" calcext:value-type="float">
            <text:p>204.560409545898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6.799163818359" calcext:value-type="float">
            <text:p>186.799163818359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1.322082519531" calcext:value-type="float">
            <text:p>201.322082519531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98.99089050293" calcext:value-type="float">
            <text:p>198.99089050293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7.352279663086" calcext:value-type="float">
            <text:p>207.352279663086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7.056838989258" calcext:value-type="float">
            <text:p>197.056838989258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3.046997070312" calcext:value-type="float">
            <text:p>203.046997070312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79.067474365234" calcext:value-type="float">
            <text:p>179.06747436523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81.853713989258" calcext:value-type="float">
            <text:p>181.853713989258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83.099731445313" calcext:value-type="float">
            <text:p>183.099731445313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6.80940246582" calcext:value-type="float">
            <text:p>206.80940246582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0.014083862305" calcext:value-type="float">
            <text:p>200.014083862305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88.478485107422" calcext:value-type="float">
            <text:p>188.478485107422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13.347686767578" calcext:value-type="float">
            <text:p>213.347686767578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13.710693359375" calcext:value-type="float">
            <text:p>213.710693359375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16.26789855957" calcext:value-type="float">
            <text:p>216.26789855957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1.002243041992" calcext:value-type="float">
            <text:p>211.002243041992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78.49674987793" calcext:value-type="float">
            <text:p>178.49674987793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4.306884765625" calcext:value-type="float">
            <text:p>204.306884765625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80.648391723633" calcext:value-type="float">
            <text:p>180.648391723633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7.602828979492" calcext:value-type="float">
            <text:p>207.602828979492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91.474670410156" calcext:value-type="float">
            <text:p>191.474670410156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98.057754516602" calcext:value-type="float">
            <text:p>198.057754516602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89.880920410156" calcext:value-type="float">
            <text:p>189.880920410156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90.743316650391" calcext:value-type="float">
            <text:p>190.74331665039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5.205932617188" calcext:value-type="float">
            <text:p>195.205932617188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61.059234619141" calcext:value-type="float">
            <text:p>161.059234619141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59.997039794922" calcext:value-type="float">
            <text:p>159.997039794922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03.642776489258" calcext:value-type="float">
            <text:p>203.642776489258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12.039672851562" calcext:value-type="float">
            <text:p>212.039672851562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07.922882080078" calcext:value-type="float">
            <text:p>207.922882080078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95.959884643555" calcext:value-type="float">
            <text:p>195.959884643555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81.219161987305" calcext:value-type="float">
            <text:p>181.219161987305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10.180160522461" calcext:value-type="float">
            <text:p>210.180160522461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81.966766357422" calcext:value-type="float">
            <text:p>181.966766357422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1.442153930664" calcext:value-type="float">
            <text:p>161.44215393066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09.117431640625" calcext:value-type="float">
            <text:p>209.11743164062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0.65397644043" calcext:value-type="float">
            <text:p>200.65397644043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98.637542724609" calcext:value-type="float">
            <text:p>198.637542724609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99.245468139648" calcext:value-type="float">
            <text:p>199.245468139648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97.266632080078" calcext:value-type="float">
            <text:p>197.266632080078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6.877258300781" calcext:value-type="float">
            <text:p>206.877258300781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11.382507324219" calcext:value-type="float">
            <text:p>211.382507324219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94.928253173828" calcext:value-type="float">
            <text:p>194.928253173828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99.807830810547" calcext:value-type="float">
            <text:p>199.807830810547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8.704559326172" calcext:value-type="float">
            <text:p>198.704559326172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08.249694824219" calcext:value-type="float">
            <text:p>208.249694824219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13.809753417969" calcext:value-type="float">
            <text:p>213.809753417969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5.458831787109" calcext:value-type="float">
            <text:p>205.458831787109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10.471878051758" calcext:value-type="float">
            <text:p>210.47187805175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94.038726806641" calcext:value-type="float">
            <text:p>194.038726806641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92.390670776367" calcext:value-type="float">
            <text:p>192.390670776367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86.939697265625" calcext:value-type="float">
            <text:p>186.939697265625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04.006408691406" calcext:value-type="float">
            <text:p>204.006408691406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90.996322631836" calcext:value-type="float">
            <text:p>190.996322631836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16.691741943359" calcext:value-type="float">
            <text:p>216.691741943359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98.846054077148" calcext:value-type="float">
            <text:p>198.846054077148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51.759078979492" calcext:value-type="float">
            <text:p>151.759078979492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85.569442749023" calcext:value-type="float">
            <text:p>185.569442749023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09.817123413086" calcext:value-type="float">
            <text:p>209.817123413086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07.075393676758" calcext:value-type="float">
            <text:p>207.075393676758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94.906799316406" calcext:value-type="float">
            <text:p>194.906799316406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5.03662109375" calcext:value-type="float">
            <text:p>205.03662109375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15.248168945313" calcext:value-type="float">
            <text:p>215.248168945313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80.340866088867" calcext:value-type="float">
            <text:p>180.340866088867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87.518127441406" calcext:value-type="float">
            <text:p>187.518127441406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8.012069702148" calcext:value-type="float">
            <text:p>148.012069702148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97.534606933594" calcext:value-type="float">
            <text:p>197.534606933594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73.613693237305" calcext:value-type="float">
            <text:p>173.613693237305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09.121459960937" calcext:value-type="float">
            <text:p>209.12145996093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3.894973754883" calcext:value-type="float">
            <text:p>203.894973754883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4.815734863281" calcext:value-type="float">
            <text:p>204.815734863281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86.166290283203" calcext:value-type="float">
            <text:p>186.166290283203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83.321670532227" calcext:value-type="float">
            <text:p>183.321670532227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06.078063964844" calcext:value-type="float">
            <text:p>206.078063964844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6.009506225586" calcext:value-type="float">
            <text:p>206.009506225586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12.20556640625" calcext:value-type="float">
            <text:p>212.20556640625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99.794525146484" calcext:value-type="float">
            <text:p>199.794525146484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5.723373413086" calcext:value-type="float">
            <text:p>145.723373413086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90.956451416016" calcext:value-type="float">
            <text:p>190.95645141601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82.643280029297" calcext:value-type="float">
            <text:p>182.643280029297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95.048904418945" calcext:value-type="float">
            <text:p>195.048904418945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79.37841796875" calcext:value-type="float">
            <text:p>179.37841796875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05.932373046875" calcext:value-type="float">
            <text:p>205.932373046875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99.378814697266" calcext:value-type="float">
            <text:p>199.378814697266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2.358520507812" calcext:value-type="float">
            <text:p>202.358520507812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11.772888183594" calcext:value-type="float">
            <text:p>211.772888183594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87.586669921875" calcext:value-type="float">
            <text:p>187.586669921875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04.417663574219" calcext:value-type="float">
            <text:p>204.417663574219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06.858306884766" calcext:value-type="float">
            <text:p>206.858306884766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8.877578735352" calcext:value-type="float">
            <text:p>208.877578735352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96.237640380859" calcext:value-type="float">
            <text:p>196.237640380859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63.328872680664" calcext:value-type="float">
            <text:p>163.328872680664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0.594100952148" calcext:value-type="float">
            <text:p>200.59410095214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88.106048583984" calcext:value-type="float">
            <text:p>188.106048583984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2.228179931641" calcext:value-type="float">
            <text:p>202.228179931641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79.828018188477" calcext:value-type="float">
            <text:p>179.828018188477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94.854278564453" calcext:value-type="float">
            <text:p>194.854278564453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96.073959350586" calcext:value-type="float">
            <text:p>196.073959350586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97.302810668945" calcext:value-type="float">
            <text:p>197.302810668945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11.820281982422" calcext:value-type="float">
            <text:p>211.820281982422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2.467498779297" calcext:value-type="float">
            <text:p>202.467498779297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4.154571533203" calcext:value-type="float">
            <text:p>204.154571533203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89.005004882813" calcext:value-type="float">
            <text:p>189.005004882813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92.474456787109" calcext:value-type="float">
            <text:p>192.474456787109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06.25276184082" calcext:value-type="float">
            <text:p>206.25276184082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98.383941650391" calcext:value-type="float">
            <text:p>198.383941650391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16.664794921875" calcext:value-type="float">
            <text:p>216.664794921875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02.437774658203" calcext:value-type="float">
            <text:p>202.437774658203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9.967254638672" calcext:value-type="float">
            <text:p>149.967254638672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91.593276977539" calcext:value-type="float">
            <text:p>191.593276977539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7.391174316406" calcext:value-type="float">
            <text:p>207.391174316406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92.714416503906" calcext:value-type="float">
            <text:p>192.714416503906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14.448745727539" calcext:value-type="float">
            <text:p>214.448745727539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91.637130737305" calcext:value-type="float">
            <text:p>191.63713073730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97.320358276367" calcext:value-type="float">
            <text:p>197.320358276367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87.222717285156" calcext:value-type="float">
            <text:p>187.222717285156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0.556427001953" calcext:value-type="float">
            <text:p>200.556427001953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97.96272277832" calcext:value-type="float">
            <text:p>197.96272277832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13.899383544922" calcext:value-type="float">
            <text:p>213.899383544922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39.362976074219" calcext:value-type="float">
            <text:p>139.362976074219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5.063400268555" calcext:value-type="float">
            <text:p>145.063400268555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6.476303100586" calcext:value-type="float">
            <text:p>206.476303100586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51.409454345703" calcext:value-type="float">
            <text:p>151.409454345703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94.546234130859" calcext:value-type="float">
            <text:p>194.546234130859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3.182220458984" calcext:value-type="float">
            <text:p>163.18222045898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6.075317382812" calcext:value-type="float">
            <text:p>206.075317382812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08.498168945312" calcext:value-type="float">
            <text:p>208.498168945312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6.208633422852" calcext:value-type="float">
            <text:p>206.208633422852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93.603210449219" calcext:value-type="float">
            <text:p>193.603210449219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03.986099243164" calcext:value-type="float">
            <text:p>203.986099243164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88.108627319336" calcext:value-type="float">
            <text:p>188.108627319336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03.54411315918" calcext:value-type="float">
            <text:p>203.54411315918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91.758865356445" calcext:value-type="float">
            <text:p>191.758865356445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03.481246948242" calcext:value-type="float">
            <text:p>203.481246948242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09.367050170898" calcext:value-type="float">
            <text:p>209.367050170898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89.839614868164" calcext:value-type="float">
            <text:p>189.839614868164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05.066955566406" calcext:value-type="float">
            <text:p>205.066955566406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02.060821533203" calcext:value-type="float">
            <text:p>202.06082153320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84.393890380859" calcext:value-type="float">
            <text:p>184.393890380859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10.688751220703" calcext:value-type="float">
            <text:p>210.688751220703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84.88916015625" calcext:value-type="float">
            <text:p>184.88916015625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94.453399658203" calcext:value-type="float">
            <text:p>194.453399658203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75.411468505859" calcext:value-type="float">
            <text:p>175.411468505859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05.301544189453" calcext:value-type="float">
            <text:p>205.301544189453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12.990341186523" calcext:value-type="float">
            <text:p>212.990341186523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2.233367919922" calcext:value-type="float">
            <text:p>192.233367919922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07.134338378906" calcext:value-type="float">
            <text:p>207.134338378906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99.642013549805" calcext:value-type="float">
            <text:p>199.642013549805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1.634567260742" calcext:value-type="float">
            <text:p>141.634567260742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78.186859130859" calcext:value-type="float">
            <text:p>178.186859130859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94.384307861328" calcext:value-type="float">
            <text:p>194.384307861328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01.160919189453" calcext:value-type="float">
            <text:p>201.16091918945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05.18928527832" calcext:value-type="float">
            <text:p>205.18928527832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11.23014831543" calcext:value-type="float">
            <text:p>211.23014831543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01.148345947266" calcext:value-type="float">
            <text:p>201.148345947266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75.113662719727" calcext:value-type="float">
            <text:p>175.113662719727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01.944549560547" calcext:value-type="float">
            <text:p>201.944549560547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90.754959106445" calcext:value-type="float">
            <text:p>190.754959106445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85.575958251953" calcext:value-type="float">
            <text:p>185.575958251953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4.092819213867" calcext:value-type="float">
            <text:p>204.092819213867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00.704940795898" calcext:value-type="float">
            <text:p>200.704940795898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99.497833251953" calcext:value-type="float">
            <text:p>199.497833251953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78.266983032227" calcext:value-type="float">
            <text:p>178.266983032227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93.523193359375" calcext:value-type="float">
            <text:p>193.523193359375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9.196853637695" calcext:value-type="float">
            <text:p>209.196853637695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90.680938720703" calcext:value-type="float">
            <text:p>190.68093872070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08.083892822266" calcext:value-type="float">
            <text:p>208.083892822266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90.194564819336" calcext:value-type="float">
            <text:p>190.194564819336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3.419128417969" calcext:value-type="float">
            <text:p>203.419128417969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06.039627075195" calcext:value-type="float">
            <text:p>206.039627075195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05.346771240234" calcext:value-type="float">
            <text:p>205.346771240234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94.572647094727" calcext:value-type="float">
            <text:p>194.57264709472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2.547729492188" calcext:value-type="float">
            <text:p>142.54772949218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99.815277099609" calcext:value-type="float">
            <text:p>199.815277099609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1.553024291992" calcext:value-type="float">
            <text:p>201.553024291992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6.601470947266" calcext:value-type="float">
            <text:p>206.601470947266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97.982711791992" calcext:value-type="float">
            <text:p>197.982711791992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12.828720092773" calcext:value-type="float">
            <text:p>212.828720092773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05.146438598633" calcext:value-type="float">
            <text:p>205.146438598633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70.613586425781" calcext:value-type="float">
            <text:p>170.613586425781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92.931335449219" calcext:value-type="float">
            <text:p>192.931335449219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85.961486816406" calcext:value-type="float">
            <text:p>185.961486816406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99.876541137695" calcext:value-type="float">
            <text:p>199.876541137695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75.513854980469" calcext:value-type="float">
            <text:p>175.513854980469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98.362228393555" calcext:value-type="float">
            <text:p>198.362228393555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93.404541015625" calcext:value-type="float">
            <text:p>193.404541015625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98.846572875977" calcext:value-type="float">
            <text:p>198.846572875977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04.020065307617" calcext:value-type="float">
            <text:p>204.020065307617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98.096542358398" calcext:value-type="float">
            <text:p>198.09654235839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86.6494140625" calcext:value-type="float">
            <text:p>186.6494140625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82.484909057617" calcext:value-type="float">
            <text:p>182.484909057617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10.585906982422" calcext:value-type="float">
            <text:p>210.585906982422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04.151275634766" calcext:value-type="float">
            <text:p>204.151275634766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03.739440917969" calcext:value-type="float">
            <text:p>203.739440917969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1.61686706543" calcext:value-type="float">
            <text:p>201.61686706543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16.746429443359" calcext:value-type="float">
            <text:p>216.746429443359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81.985610961914" calcext:value-type="float">
            <text:p>181.985610961914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93.66975402832" calcext:value-type="float">
            <text:p>193.66975402832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7.706573486328" calcext:value-type="float">
            <text:p>147.706573486328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03.160339355469" calcext:value-type="float">
            <text:p>203.160339355469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03.779144287109" calcext:value-type="float">
            <text:p>203.779144287109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98.318389892578" calcext:value-type="float">
            <text:p>198.318389892578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96.35595703125" calcext:value-type="float">
            <text:p>196.35595703125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11.517211914063" calcext:value-type="float">
            <text:p>211.517211914063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99.141006469727" calcext:value-type="float">
            <text:p>199.14100646972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85.17204284668" calcext:value-type="float">
            <text:p>185.1720428466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95.693939208984" calcext:value-type="float">
            <text:p>195.693939208984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03.461639404297" calcext:value-type="float">
            <text:p>203.461639404297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74.90673828125" calcext:value-type="float">
            <text:p>174.90673828125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09.954254150391" calcext:value-type="float">
            <text:p>209.954254150391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97.206069946289" calcext:value-type="float">
            <text:p>197.206069946289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05.691390991211" calcext:value-type="float">
            <text:p>205.691390991211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86.576766967773" calcext:value-type="float">
            <text:p>186.576766967773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98.862411499023" calcext:value-type="float">
            <text:p>198.862411499023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94.332214355469" calcext:value-type="float">
            <text:p>194.332214355469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97.470016479492" calcext:value-type="float">
            <text:p>197.470016479492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56.369323730469" calcext:value-type="float">
            <text:p>156.369323730469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04.901489257812" calcext:value-type="float">
            <text:p>204.901489257812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90.844009399414" calcext:value-type="float">
            <text:p>190.844009399414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93.602462768555" calcext:value-type="float">
            <text:p>193.602462768555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90.754455566406" calcext:value-type="float">
            <text:p>190.754455566406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89.553894042969" calcext:value-type="float">
            <text:p>189.553894042969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93.853271484375" calcext:value-type="float">
            <text:p>193.853271484375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2.580337524414" calcext:value-type="float">
            <text:p>142.580337524414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7.292999267578" calcext:value-type="float">
            <text:p>177.292999267578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06.497543334961" calcext:value-type="float">
            <text:p>206.497543334961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78.887008666992" calcext:value-type="float">
            <text:p>178.887008666992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97.056411743164" calcext:value-type="float">
            <text:p>197.056411743164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91.47607421875" calcext:value-type="float">
            <text:p>191.47607421875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67.697204589844" calcext:value-type="float">
            <text:p>167.697204589844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17.809600830078" calcext:value-type="float">
            <text:p>217.809600830078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2.411849975586" calcext:value-type="float">
            <text:p>202.411849975586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14.223220825195" calcext:value-type="float">
            <text:p>214.223220825195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08.889068603516" calcext:value-type="float">
            <text:p>208.889068603516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87.486892700195" calcext:value-type="float">
            <text:p>187.486892700195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09.600570678711" calcext:value-type="float">
            <text:p>209.600570678711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14.840927124023" calcext:value-type="float">
            <text:p>214.840927124023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93.374649047852" calcext:value-type="float">
            <text:p>193.374649047852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94.146987915039" calcext:value-type="float">
            <text:p>194.146987915039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99.071990966797" calcext:value-type="float">
            <text:p>199.071990966797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85.218643188477" calcext:value-type="float">
            <text:p>185.218643188477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99.231307983398" calcext:value-type="float">
            <text:p>199.23130798339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67.30143737793" calcext:value-type="float">
            <text:p>167.30143737793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11.722183227539" calcext:value-type="float">
            <text:p>211.72218322753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0.719543457031" calcext:value-type="float">
            <text:p>200.719543457031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03.103134155273" calcext:value-type="float">
            <text:p>203.103134155273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99.663177490234" calcext:value-type="float">
            <text:p>199.663177490234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88.686614990234" calcext:value-type="float">
            <text:p>188.686614990234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01.957000732422" calcext:value-type="float">
            <text:p>201.95700073242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02.321197509766" calcext:value-type="float">
            <text:p>202.321197509766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82.918243408203" calcext:value-type="float">
            <text:p>182.918243408203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05.280090332031" calcext:value-type="float">
            <text:p>205.280090332031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97.177444458008" calcext:value-type="float">
            <text:p>197.177444458008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89.424224853516" calcext:value-type="float">
            <text:p>189.424224853516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74.176849365234" calcext:value-type="float">
            <text:p>174.176849365234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89.591751098633" calcext:value-type="float">
            <text:p>189.591751098633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95.167083740234" calcext:value-type="float">
            <text:p>195.167083740234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95.726303100586" calcext:value-type="float">
            <text:p>195.726303100586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00.615005493164" calcext:value-type="float">
            <text:p>200.615005493164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90.309204101563" calcext:value-type="float">
            <text:p>190.309204101563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02.215530395508" calcext:value-type="float">
            <text:p>202.21553039550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75.864776611328" calcext:value-type="float">
            <text:p>175.864776611328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08.269790649414" calcext:value-type="float">
            <text:p>208.269790649414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76.004501342773" calcext:value-type="float">
            <text:p>176.004501342773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00.067764282227" calcext:value-type="float">
            <text:p>200.067764282227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94.854278564453" calcext:value-type="float">
            <text:p>194.854278564453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64.130996704102" calcext:value-type="float">
            <text:p>164.130996704102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91.156509399414" calcext:value-type="float">
            <text:p>191.156509399414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97.76887512207" calcext:value-type="float">
            <text:p>197.76887512207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06.43571472168" calcext:value-type="float">
            <text:p>206.43571472168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97.813674926758" calcext:value-type="float">
            <text:p>197.813674926758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04.931106567383" calcext:value-type="float">
            <text:p>204.931106567383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98.935165405273" calcext:value-type="float">
            <text:p>198.935165405273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12.90185546875" calcext:value-type="float">
            <text:p>212.9018554687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4.970657348633" calcext:value-type="float">
            <text:p>204.970657348633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09.49040222168" calcext:value-type="float">
            <text:p>209.49040222168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06.002685546875" calcext:value-type="float">
            <text:p>206.002685546875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99.57666015625" calcext:value-type="float">
            <text:p>199.57666015625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96.183090209961" calcext:value-type="float">
            <text:p>196.183090209961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04.03303527832" calcext:value-type="float">
            <text:p>204.03303527832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06.228942871094" calcext:value-type="float">
            <text:p>206.228942871094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16.414291381836" calcext:value-type="float">
            <text:p>216.414291381836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98.083999633789" calcext:value-type="float">
            <text:p>198.083999633789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67.107650756836" calcext:value-type="float">
            <text:p>167.107650756836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11.102081298828" calcext:value-type="float">
            <text:p>211.102081298828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06.144439697266" calcext:value-type="float">
            <text:p>206.144439697266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70.103439331055" calcext:value-type="float">
            <text:p>170.103439331055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03.743133544922" calcext:value-type="float">
            <text:p>203.74313354492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98.199859619141" calcext:value-type="float">
            <text:p>198.199859619141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81.883178710938" calcext:value-type="float">
            <text:p>181.883178710938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83.864242553711" calcext:value-type="float">
            <text:p>183.864242553711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10.817810058594" calcext:value-type="float">
            <text:p>210.81781005859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85.400375366211" calcext:value-type="float">
            <text:p>185.400375366211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99.087783813477" calcext:value-type="float">
            <text:p>199.087783813477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01.043930053711" calcext:value-type="float">
            <text:p>201.043930053711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70.8623046875" calcext:value-type="float">
            <text:p>170.862304687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95.806945800781" calcext:value-type="float">
            <text:p>195.806945800781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67.208938598633" calcext:value-type="float">
            <text:p>167.208938598633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06.704467773437" calcext:value-type="float">
            <text:p>206.70446777343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12.953918457031" calcext:value-type="float">
            <text:p>212.953918457031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94.068908691406" calcext:value-type="float">
            <text:p>194.068908691406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08.494918823242" calcext:value-type="float">
            <text:p>208.494918823242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8.768493652344" calcext:value-type="float">
            <text:p>208.768493652344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00.759353637695" calcext:value-type="float">
            <text:p>200.759353637695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13.930892944336" calcext:value-type="float">
            <text:p>213.930892944336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94.150527954102" calcext:value-type="float">
            <text:p>194.150527954102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82.527465820312" calcext:value-type="float">
            <text:p>182.527465820312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80.303695678711" calcext:value-type="float">
            <text:p>180.30369567871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06.32666015625" calcext:value-type="float">
            <text:p>206.32666015625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90.231307983398" calcext:value-type="float">
            <text:p>190.231307983398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64.16748046875" calcext:value-type="float">
            <text:p>164.16748046875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91.815536499023" calcext:value-type="float">
            <text:p>191.815536499023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93.1953125" calcext:value-type="float">
            <text:p>193.1953125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84.324798583984" calcext:value-type="float">
            <text:p>184.32479858398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03.939788818359" calcext:value-type="float">
            <text:p>203.939788818359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90.761932373047" calcext:value-type="float">
            <text:p>190.761932373047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95.653213500977" calcext:value-type="float">
            <text:p>195.653213500977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80.22297668457" calcext:value-type="float">
            <text:p>180.22297668457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07.43635559082" calcext:value-type="float">
            <text:p>207.43635559082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88.784118652344" calcext:value-type="float">
            <text:p>188.784118652344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63.340362548828" calcext:value-type="float">
            <text:p>163.340362548828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82.226211547852" calcext:value-type="float">
            <text:p>182.226211547852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02.37939453125" calcext:value-type="float">
            <text:p>202.37939453125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97.193542480469" calcext:value-type="float">
            <text:p>197.193542480469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.394470214844" calcext:value-type="float">
            <text:p>160.394470214844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99.350204467773" calcext:value-type="float">
            <text:p>199.350204467773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97.940490722656" calcext:value-type="float">
            <text:p>197.940490722656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00.162384033203" calcext:value-type="float">
            <text:p>200.162384033203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93.80793762207" calcext:value-type="float">
            <text:p>193.80793762207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98.147323608398" calcext:value-type="float">
            <text:p>198.147323608398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5.592666625977" calcext:value-type="float">
            <text:p>145.592666625977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90.692413330078" calcext:value-type="float">
            <text:p>190.692413330078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1.0580825805664" calcext:value-type="float">
            <text:p>81.0580825805664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06.196151733398" calcext:value-type="float">
            <text:p>206.196151733398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99.64241027832" calcext:value-type="float">
            <text:p>199.64241027832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83.974700927734" calcext:value-type="float">
            <text:p>183.974700927734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12.895477294922" calcext:value-type="float">
            <text:p>212.895477294922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11.309768676758" calcext:value-type="float">
            <text:p>211.309768676758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14.206878662109" calcext:value-type="float">
            <text:p>214.206878662109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04.240280151367" calcext:value-type="float">
            <text:p>204.240280151367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94.721755981445" calcext:value-type="float">
            <text:p>194.721755981445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92.48991394043" calcext:value-type="float">
            <text:p>192.48991394043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02.698455810547" calcext:value-type="float">
            <text:p>202.698455810547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07.77507019043" calcext:value-type="float">
            <text:p>207.77507019043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95.073043823242" calcext:value-type="float">
            <text:p>195.073043823242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81.145248413086" calcext:value-type="float">
            <text:p>181.145248413086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93.853103637695" calcext:value-type="float">
            <text:p>193.853103637695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86.067352294922" calcext:value-type="float">
            <text:p>186.067352294922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82.52165222168" calcext:value-type="float">
            <text:p>182.52165222168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01.204605102539" calcext:value-type="float">
            <text:p>201.20460510253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92.984527587891" calcext:value-type="float">
            <text:p>192.984527587891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93.642654418945" calcext:value-type="float">
            <text:p>193.642654418945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86.105514526367" calcext:value-type="float">
            <text:p>186.105514526367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03.222686767578" calcext:value-type="float">
            <text:p>203.222686767578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82.265121459961" calcext:value-type="float">
            <text:p>182.26512145996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12.906616210938" calcext:value-type="float">
            <text:p>212.906616210938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99.342987060547" calcext:value-type="float">
            <text:p>199.342987060547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97.178329467773" calcext:value-type="float">
            <text:p>197.178329467773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97.706481933594" calcext:value-type="float">
            <text:p>197.706481933594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10.254013061523" calcext:value-type="float">
            <text:p>210.254013061523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08.545425415039" calcext:value-type="float">
            <text:p>208.545425415039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99.077331542969" calcext:value-type="float">
            <text:p>199.077331542969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13.079483032227" calcext:value-type="float">
            <text:p>213.079483032227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04.737442016602" calcext:value-type="float">
            <text:p>204.737442016602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95.71012878418" calcext:value-type="float">
            <text:p>195.71012878418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03.791213989258" calcext:value-type="float">
            <text:p>203.791213989258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94.569198608398" calcext:value-type="float">
            <text:p>194.569198608398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10.27587890625" calcext:value-type="float">
            <text:p>210.27587890625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05.407379150391" calcext:value-type="float">
            <text:p>205.407379150391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86.336181640625" calcext:value-type="float">
            <text:p>186.336181640625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89.504028320313" calcext:value-type="float">
            <text:p>189.504028320313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04.344360351562" calcext:value-type="float">
            <text:p>204.344360351562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02.249786376953" calcext:value-type="float">
            <text:p>202.249786376953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95.444549560547" calcext:value-type="float">
            <text:p>195.444549560547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03.536041259766" calcext:value-type="float">
            <text:p>203.536041259766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96.248184204102" calcext:value-type="float">
            <text:p>196.248184204102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04.285293579102" calcext:value-type="float">
            <text:p>204.285293579102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05.31803894043" calcext:value-type="float">
            <text:p>205.31803894043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88.665603637695" calcext:value-type="float">
            <text:p>188.665603637695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06.444381713867" calcext:value-type="float">
            <text:p>206.444381713867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03.48762512207" calcext:value-type="float">
            <text:p>203.48762512207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07.045394897461" calcext:value-type="float">
            <text:p>207.045394897461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89.071929931641" calcext:value-type="float">
            <text:p>189.071929931641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03.779586791992" calcext:value-type="float">
            <text:p>203.779586791992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96.308151245117" calcext:value-type="float">
            <text:p>196.308151245117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05.852844238281" calcext:value-type="float">
            <text:p>205.852844238281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90.282455444336" calcext:value-type="float">
            <text:p>190.282455444336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66.041168212891" calcext:value-type="float">
            <text:p>166.041168212891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97.766799926758" calcext:value-type="float">
            <text:p>197.766799926758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95.18376159668" calcext:value-type="float">
            <text:p>195.18376159668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06.554489135742" calcext:value-type="float">
            <text:p>206.554489135742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90.425476074219" calcext:value-type="float">
            <text:p>190.425476074219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02.674087524414" calcext:value-type="float">
            <text:p>202.674087524414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91.935501098633" calcext:value-type="float">
            <text:p>191.935501098633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97.982772827148" calcext:value-type="float">
            <text:p>197.982772827148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01.314193725586" calcext:value-type="float">
            <text:p>201.314193725586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82.48908996582" calcext:value-type="float">
            <text:p>182.48908996582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89.147171020508" calcext:value-type="float">
            <text:p>189.14717102050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97.236679077148" calcext:value-type="float">
            <text:p>197.23667907714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88.301055908203" calcext:value-type="float">
            <text:p>188.301055908203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10.394470214844" calcext:value-type="float">
            <text:p>210.394470214844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85.321350097656" calcext:value-type="float">
            <text:p>185.321350097656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17.569808959961" calcext:value-type="float">
            <text:p>217.569808959961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95.102798461914" calcext:value-type="float">
            <text:p>195.102798461914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08.593414306641" calcext:value-type="float">
            <text:p>208.593414306641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92.892776489258" calcext:value-type="float">
            <text:p>192.892776489258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16.737930297852" calcext:value-type="float">
            <text:p>216.737930297852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99.693252563477" calcext:value-type="float">
            <text:p>199.693252563477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04.853515625" calcext:value-type="float">
            <text:p>204.853515625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00.497955322266" calcext:value-type="float">
            <text:p>200.497955322266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94.900588989258" calcext:value-type="float">
            <text:p>194.900588989258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96.500686645508" calcext:value-type="float">
            <text:p>196.500686645508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01.873687744141" calcext:value-type="float">
            <text:p>201.873687744141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84.072525024414" calcext:value-type="float">
            <text:p>184.07252502441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89.907470703125" calcext:value-type="float">
            <text:p>189.907470703125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00.290237426758" calcext:value-type="float">
            <text:p>200.290237426758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98.388961791992" calcext:value-type="float">
            <text:p>198.388961791992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00.198394775391" calcext:value-type="float">
            <text:p>200.198394775391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95.517791748047" calcext:value-type="float">
            <text:p>195.517791748047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85.362060546875" calcext:value-type="float">
            <text:p>185.362060546875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16.419326782227" calcext:value-type="float">
            <text:p>216.419326782227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95.691482543945" calcext:value-type="float">
            <text:p>195.691482543945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86.062286376953" calcext:value-type="float">
            <text:p>186.062286376953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87.567291259766" calcext:value-type="float">
            <text:p>187.567291259766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7.816390991211" calcext:value-type="float">
            <text:p>207.816390991211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92.645812988281" calcext:value-type="float">
            <text:p>192.645812988281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77.01530456543" calcext:value-type="float">
            <text:p>177.01530456543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02.385299682617" calcext:value-type="float">
            <text:p>202.385299682617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97.853851318359" calcext:value-type="float">
            <text:p>197.853851318359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06.745834350586" calcext:value-type="float">
            <text:p>206.745834350586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00.804321289062" calcext:value-type="float">
            <text:p>200.804321289062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83.167053222656" calcext:value-type="float">
            <text:p>183.167053222656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99.53889465332" calcext:value-type="float">
            <text:p>199.53889465332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15.799850463867" calcext:value-type="float">
            <text:p>215.799850463867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76.670822143555" calcext:value-type="float">
            <text:p>176.670822143555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69.42610168457" calcext:value-type="float">
            <text:p>169.42610168457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03.308242797852" calcext:value-type="float">
            <text:p>203.30824279785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90.8544921875" calcext:value-type="float">
            <text:p>190.8544921875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07.654266357422" calcext:value-type="float">
            <text:p>207.65426635742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93.494812011719" calcext:value-type="float">
            <text:p>193.494812011719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89.117385864258" calcext:value-type="float">
            <text:p>189.117385864258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94.923553466797" calcext:value-type="float">
            <text:p>194.923553466797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06.366271972656" calcext:value-type="float">
            <text:p>206.366271972656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10.893814086914" calcext:value-type="float">
            <text:p>210.89381408691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1.484497070313" calcext:value-type="float">
            <text:p>181.484497070313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14.491073608398" calcext:value-type="float">
            <text:p>114.491073608398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02.531723022461" calcext:value-type="float">
            <text:p>202.531723022461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91.339736938477" calcext:value-type="float">
            <text:p>191.339736938477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08.720840454102" calcext:value-type="float">
            <text:p>208.720840454102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10.144958496094" calcext:value-type="float">
            <text:p>210.144958496094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91.635955810547" calcext:value-type="float">
            <text:p>191.635955810547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83.523147583008" calcext:value-type="float">
            <text:p>183.523147583008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75.493667602539" calcext:value-type="float">
            <text:p>175.493667602539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90.889419555664" calcext:value-type="float">
            <text:p>190.889419555664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6.487976074219" calcext:value-type="float">
            <text:p>186.487976074219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77.847137451172" calcext:value-type="float">
            <text:p>177.847137451172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97.16520690918" calcext:value-type="float">
            <text:p>197.1652069091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14.658889770508" calcext:value-type="float">
            <text:p>214.65888977050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74.562530517578" calcext:value-type="float">
            <text:p>174.562530517578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09.31901550293" calcext:value-type="float">
            <text:p>209.31901550293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93.67756652832" calcext:value-type="float">
            <text:p>193.67756652832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07.097320556641" calcext:value-type="float">
            <text:p>207.097320556641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05.203277587891" calcext:value-type="float">
            <text:p>205.203277587891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97.909072875977" calcext:value-type="float">
            <text:p>197.909072875977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91.141448974609" calcext:value-type="float">
            <text:p>191.141448974609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96.433898925781" calcext:value-type="float">
            <text:p>196.43389892578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11.762390136719" calcext:value-type="float">
            <text:p>211.762390136719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99.803665161133" calcext:value-type="float">
            <text:p>199.803665161133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83.282196044922" calcext:value-type="float">
            <text:p>183.282196044922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93.760635375977" calcext:value-type="float">
            <text:p>193.760635375977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91.036224365234" calcext:value-type="float">
            <text:p>191.036224365234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01.683410644531" calcext:value-type="float">
            <text:p>201.683410644531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97.325637817383" calcext:value-type="float">
            <text:p>197.325637817383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04.468521118164" calcext:value-type="float">
            <text:p>204.46852111816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00.200256347656" calcext:value-type="float">
            <text:p>200.200256347656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59.667297363281" calcext:value-type="float">
            <text:p>159.667297363281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03.207977294922" calcext:value-type="float">
            <text:p>203.207977294922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19.005836486816" calcext:value-type="float">
            <text:p>119.005836486816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75.295288085938" calcext:value-type="float">
            <text:p>175.295288085938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7.991760253906" calcext:value-type="float">
            <text:p>197.991760253906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86.585388183594" calcext:value-type="float">
            <text:p>186.585388183594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57.925704956055" calcext:value-type="float">
            <text:p>157.925704956055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98.315704345703" calcext:value-type="float">
            <text:p>198.315704345703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65.523895263672" calcext:value-type="float">
            <text:p>165.523895263672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9.162628173828" calcext:value-type="float">
            <text:p>199.162628173828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01.459686279297" calcext:value-type="float">
            <text:p>201.459686279297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95.272750854492" calcext:value-type="float">
            <text:p>195.272750854492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06.135971069336" calcext:value-type="float">
            <text:p>206.135971069336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00.402236938477" calcext:value-type="float">
            <text:p>200.402236938477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73.453170776367" calcext:value-type="float">
            <text:p>173.453170776367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90.529541015625" calcext:value-type="float">
            <text:p>190.529541015625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67.493896484375" calcext:value-type="float">
            <text:p>167.493896484375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71.924102783203" calcext:value-type="float">
            <text:p>171.924102783203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65.605682373047" calcext:value-type="float">
            <text:p>165.605682373047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04.393508911133" calcext:value-type="float">
            <text:p>204.393508911133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04.085067749023" calcext:value-type="float">
            <text:p>204.085067749023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90.303558349609" calcext:value-type="float">
            <text:p>190.303558349609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07.816818237305" calcext:value-type="float">
            <text:p>207.816818237305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96.532073974609" calcext:value-type="float">
            <text:p>196.532073974609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65.713150024414" calcext:value-type="float">
            <text:p>165.713150024414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96.588424682617" calcext:value-type="float">
            <text:p>196.588424682617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85.846298217773" calcext:value-type="float">
            <text:p>185.846298217773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15.293792724609" calcext:value-type="float">
            <text:p>215.293792724609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85.493408203125" calcext:value-type="float">
            <text:p>185.493408203125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5.860321044922" calcext:value-type="float">
            <text:p>195.860321044922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92.020751953125" calcext:value-type="float">
            <text:p>192.020751953125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08.411636352539" calcext:value-type="float">
            <text:p>208.411636352539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95.119598388672" calcext:value-type="float">
            <text:p>195.119598388672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86.533309936523" calcext:value-type="float">
            <text:p>186.533309936523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11.404312133789" calcext:value-type="float">
            <text:p>211.404312133789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93.391723632812" calcext:value-type="float">
            <text:p>193.391723632812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97.285232543945" calcext:value-type="float">
            <text:p>197.285232543945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09.075744628906" calcext:value-type="float">
            <text:p>209.075744628906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01.450759887695" calcext:value-type="float">
            <text:p>201.450759887695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04.459625244141" calcext:value-type="float">
            <text:p>204.459625244141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12.877593994141" calcext:value-type="float">
            <text:p>212.877593994141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08.622421264648" calcext:value-type="float">
            <text:p>208.622421264648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96.096664428711" calcext:value-type="float">
            <text:p>196.096664428711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02.265167236328" calcext:value-type="float">
            <text:p>202.265167236328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4.389801025391" calcext:value-type="float">
            <text:p>194.389801025391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06.601760864258" calcext:value-type="float">
            <text:p>206.60176086425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01.685455322266" calcext:value-type="float">
            <text:p>201.685455322266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03.816360473633" calcext:value-type="float">
            <text:p>203.816360473633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18.569961547852" calcext:value-type="float">
            <text:p>218.569961547852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5.400329589844" calcext:value-type="float">
            <text:p>195.400329589844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07.483596801758" calcext:value-type="float">
            <text:p>207.483596801758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10.229156494141" calcext:value-type="float">
            <text:p>210.229156494141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10.175064086914" calcext:value-type="float">
            <text:p>210.175064086914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98.959564208984" calcext:value-type="float">
            <text:p>198.959564208984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04.479354858398" calcext:value-type="float">
            <text:p>204.479354858398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96.636810302734" calcext:value-type="float">
            <text:p>196.636810302734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94.368362426758" calcext:value-type="float">
            <text:p>194.368362426758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89.819229125977" calcext:value-type="float">
            <text:p>189.819229125977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80.15495300293" calcext:value-type="float">
            <text:p>180.15495300293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05.739898681641" calcext:value-type="float">
            <text:p>205.739898681641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88.879425048828" calcext:value-type="float">
            <text:p>188.879425048828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03.455078125" calcext:value-type="float">
            <text:p>203.455078125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06.184295654297" calcext:value-type="float">
            <text:p>206.184295654297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95.300994873047" calcext:value-type="float">
            <text:p>195.300994873047</text:p>
          </table:table-cell>
          <table:table-cell table:number-columns-repeated="3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04.554077148437" calcext:value-type="float">
            <text:p>204.554077148437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93.8564453125" calcext:value-type="float">
            <text:p>193.8564453125</text:p>
          </table:table-cell>
          <table:table-cell table:number-columns-repeated="3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00.127075195312" calcext:value-type="float">
            <text:p>200.127075195312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09.116592407227" calcext:value-type="float">
            <text:p>209.116592407227</text:p>
          </table:table-cell>
          <table:table-cell table:number-columns-repeated="3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00.923278808594" calcext:value-type="float">
            <text:p>200.923278808594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72.909301757813" calcext:value-type="float">
            <text:p>172.909301757813</text:p>
          </table:table-cell>
          <table:table-cell table:number-columns-repeated="3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96.280090332031" calcext:value-type="float">
            <text:p>196.280090332031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86.320648193359" calcext:value-type="float">
            <text:p>186.320648193359</text:p>
          </table:table-cell>
          <table:table-cell table:number-columns-repeated="3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74.760269165039" calcext:value-type="float">
            <text:p>174.760269165039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99.536849975586" calcext:value-type="float">
            <text:p>199.53684997558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6:30:05.858559125</meta:creation-date>
    <dc:date>2023-11-01T16:33:27.504023401</dc:date>
    <meta:editing-duration>PT3M22S</meta:editing-duration>
    <meta:editing-cycles>1</meta:editing-cycles>
    <meta:document-statistic meta:table-count="1" meta:cell-count="2057" meta:object-count="0"/>
    <meta:generator>LibreOffice/7.3.7.2$Linux_X86_64 LibreOffice_project/30$Build-2</meta:generator>
  </office:meta>
</office:document-meta>
</file>